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style:page-number="auto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035fdd" officeooo:paragraph-rsid="00035fdd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Verdana" fo:font-size="9pt" officeooo:rsid="00041827" officeooo:paragraph-rsid="00041827" style:font-name-asian="Times New Roman" style:font-size-asian="9pt" style:language-asian="en" style:country-asian="IN" style:font-name-complex="Courier New" style:font-size-complex="9pt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Verdana" fo:font-size="9pt" officeooo:rsid="00053818" officeooo:paragraph-rsid="00053818" style:font-name-asian="Times New Roman" style:font-size-asian="9pt" style:language-asian="en" style:country-asian="IN" style:font-name-complex="Courier New" style:font-size-complex="9pt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35fdd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035fdd" officeooo:paragraph-rsid="00035fdd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0370b9" officeooo:paragraph-rsid="000370b9"/>
    </style:style>
    <style:style style:name="T1" style:family="text">
      <style:text-properties fo:color="#333333" style:font-name="Verdana" fo:font-size="9pt" style:font-name-asian="Times New Roman" style:font-size-asian="9pt" style:language-asian="en" style:country-asian="IN" style:font-name-complex="Courier New" style:font-size-complex="9pt"/>
    </style:style>
    <style:style style:name="T2" style:family="text">
      <style:text-properties fo:color="#333333" style:font-name="Verdana" fo:font-size="9pt" officeooo:rsid="000370b9" style:font-name-asian="Times New Roman" style:font-size-asian="9pt" style:language-asian="en" style:country-asian="IN" style:font-name-complex="Courier New" style:font-size-complex="9pt"/>
    </style:style>
    <style:style style:name="T3" style:family="text">
      <style:text-properties fo:color="#333333" style:font-name="Verdana" fo:font-size="9pt" officeooo:rsid="00041827" style:font-name-asian="Times New Roman" style:font-size-asian="9pt" style:language-asian="en" style:country-asian="IN" style:font-name-complex="Courier New" style:font-size-complex="9pt"/>
    </style:style>
    <style:style style:name="T4" style:family="text">
      <style:text-properties fo:color="#333333" style:font-name="Verdana" fo:font-size="9pt" officeooo:rsid="00053818" style:font-name-asian="Times New Roman" style:font-size-asian="9pt" style:language-asian="en" style:country-asian="IN" style:font-name-complex="Courier New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 Whom It May Concern:</text:span></text:p>
      <text:p text:style-name="P5"><text:span text:style-name="T1"/></text:p>
      <text:p text:style-name="P5"><text:span text:style-name="T1">I am writing in response to the job opening for the Software Development intern at Luxembourg. The job posting states that </text:span><text:span text:style-name="T2">you are in search of college students with some required qualifications.</text:span></text:p>
      <text:p text:style-name="P5"><text:span text:style-name="T2"/></text:p>
      <text:p text:style-name="P6"><text:span text:style-name="T1">I have been using Linux for past 1.5 years and I use Python for most of my coding works and also I have familarity with Java and C++. I am currently pursuing data structures course which would end by November </text:span><text:span text:style-name="T4">2016</text:span><text:span text:style-name="T1">. </text:span><text:span text:style-name="T4">I also take part in Competitive Coding so the basic data structures are in my command and also I can tackle new problems which plays a key role in any internship.</text:span></text:p>
      <text:p text:style-name="P6"><text:span text:style-name="T1"/></text:p>
      <text:p text:style-name="P6"><text:span text:style-name="T1">I have been using Github too and thus I know about version control and source control management. Beside Python I know front end of web development thoroughly.</text:span></text:p>
      <text:p text:style-name="P6"><text:span text:style-name="T1"/></text:p>
      <text:p text:style-name="P6"><text:span text:style-name="T1">Working at Amazon Luxembourg would </text:span><text:span text:style-name="T3">allow me to implement my communication skills and initiative in a <text:s/>professional environment while providing</text:span><text:span text:style-name="T4"> s</text:span><text:span text:style-name="T3">tellar service to Amazon.</text:span><text:span text:style-name="T1"> </text:span></text:p>
      <text:p text:style-name="P2"><text:s/></text:p>
      <text:p text:style-name="P2">Please review my resume. I beleive I have the qualifications you need and I look forward to hearing from you soon.</text:p>
      <text:p text:style-name="P2"/>
      <text:p text:style-name="P2">Sincerely,</text:p>
      <text:p text:style-name="P3"/>
      <text:p text:style-name="P4"><text:span text:style-name="T1">Swapnil Das</text:span></text:p>
      <text:p text:style-name="P4"><text:span text:style-name="T1">Second Year Undergraduate </text:span></text:p>
      <text:p text:style-name="P4"><text:span text:style-name="T1">Department of Computer Science and Engineering</text:span></text:p>
      <text:p text:style-name="P4"><text:span text:style-name="T1">Indian Institute of Technology </text:span></text:p>
      <text:p text:style-name="P4"><text:span text:style-name="T1">Delhi, India </text:span></text:p>
      <text:p text:style-name="P4"><text:span text:style-name="T1">Tel: +91-7065158520 </text:span></text:p>
      <text:p text:style-name="P4"><text:span text:style-name="T1">Email: cs1150263@iitd.ac.</text:span><text:span text:style-name="T2">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02:36:21.588891728</meta:creation-date>
    <dc:date>2016-09-13T03:06:36.157799932</dc:date>
    <meta:editing-duration>PT8M3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203" meta:character-count="1223" meta:non-whitespace-character-count="1027"/>
  </office:meta>
</office:document-meta>
</file>